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1" svg:font-family="Verdana, Arial, \, 'Helvetica Neue', '&quot;, Helvetica,', sans-serif, 'font-size: 16px'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Verdana2" svg:font-family="Verdana, Arial, \, 'Helvetica Neue', '&quot;, Helvetica,', sans-serif, 'font-size: 16px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5b46" officeooo:paragraph-rsid="00045b46"/>
    </style:style>
    <style:style style:name="P2" style:family="paragraph" style:parent-style-name="Standard">
      <style:text-properties loext:padding="0.049cm" loext:border="0.06pt solid #e1e5eb"/>
    </style:style>
    <style:style style:name="P3" style:family="paragraph" style:parent-style-name="Subtitle">
      <style:text-properties officeooo:rsid="00035286" officeooo:paragraph-rsid="00035286"/>
    </style:style>
    <style:style style:name="P4" style:family="paragraph" style:parent-style-name="Subtitle">
      <style:text-properties officeooo:rsid="0003f3ff" officeooo:paragraph-rsid="0003f3ff"/>
    </style:style>
    <style:style style:name="P5" style:family="paragraph" style:parent-style-name="Subtitle">
      <style:text-properties officeooo:paragraph-rsid="0003f3ff"/>
    </style:style>
    <style:style style:name="P6" style:family="paragraph" style:parent-style-name="Text_20_body">
      <style:text-properties officeooo:rsid="00035286" officeooo:paragraph-rsid="00035286"/>
    </style:style>
    <style:style style:name="P7" style:family="paragraph" style:parent-style-name="Text_20_body">
      <style:text-properties fo:font-weight="bold" officeooo:rsid="0003f3ff" officeooo:paragraph-rsid="0003f3ff" style:font-weight-asian="bold" style:font-weight-complex="bold"/>
    </style:style>
    <style:style style:name="P8" style:family="paragraph" style:parent-style-name="Text_20_body">
      <style:text-properties officeooo:rsid="00045b46" officeooo:paragraph-rsid="00045b46"/>
    </style:style>
    <style:style style:name="P9" style:family="paragraph" style:parent-style-name="Text_20_body" style:list-style-name="L2"/>
    <style:style style:name="P10" style:family="paragraph" style:parent-style-name="Title">
      <style:text-properties officeooo:paragraph-rsid="00035286"/>
    </style:style>
    <style:style style:name="P11" style:family="paragraph" style:parent-style-name="Title">
      <style:text-properties officeooo:rsid="00045b46" officeooo:paragraph-rsid="00045b46"/>
    </style:style>
    <style:style style:name="T1" style:family="text">
      <style:text-properties officeooo:rsid="0003528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f3ff" style:font-weight-asian="bold" style:font-weight-complex="bold"/>
    </style:style>
    <style:style style:name="T4" style:family="text">
      <style:text-properties fo:font-weight="bold" style:font-weight-asian="bold" style:font-weight-complex="bold" loext:padding="0.049cm" loext:border="0.06pt solid #e1e5eb"/>
    </style:style>
    <style:style style:name="T5" style:family="text">
      <style:text-properties fo:font-weight="bold" loext:padding="0.049cm" loext:border="0.06pt solid #e1e5eb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3f3ff" style:font-weight-asian="normal" style:font-weight-complex="normal"/>
    </style:style>
    <style:style style:name="T8" style:family="text">
      <style:text-properties fo:font-weight="normal" style:font-weight-asian="normal" style:font-weight-complex="normal" loext:padding="0.049cm" loext:border="0.06pt solid #e1e5eb"/>
    </style:style>
    <style:style style:name="T9" style:family="text">
      <style:text-properties officeooo:rsid="0003f3ff"/>
    </style:style>
    <style:style style:name="T10" style:family="text">
      <style:text-properties officeooo:rsid="00045b46" loext:padding="0.049cm" loext:border="0.06pt solid #e1e5eb"/>
    </style:style>
    <style:style style:name="T11" style:family="text">
      <style:text-properties fo:color="#3d495c" style:font-name="Verdana"/>
    </style:style>
    <style:style style:name="T12" style:family="text">
      <style:text-properties fo:color="#3d495c" style:font-name="Verdana1" fo:font-weight="bold" loext:padding="0.049cm" loext:border="0.06pt solid #e1e5eb"/>
    </style:style>
    <style:style style:name="T13" style:family="text">
      <style:text-properties fo:color="#3d495c" style:font-name="Verdana2" loext:padding="0.049cm" loext:border="0.06pt solid #e1e5eb"/>
    </style:style>
    <style:style style:name="T14" style:family="text">
      <style:text-properties loext:padding="0.049cm" loext:border="0.06pt solid #e1e5eb"/>
    </style:style>
    <style:style style:name="T15" style:family="text">
      <style:text-properties fo:color="#003be5" style:text-line-through-style="none" style:text-line-through-type="none" style:text-underline-style="none" style:text-blinking="false" fo:background-color="transparent" loext:char-shading-value="0" loext:padding="0.049cm" loext:border="0.06pt solid #e1e5eb"/>
    </style:style>
    <text:list-style style:name="L1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Git &amp; GitHub</text:span></text:p>
      <text:p text:style-name="P3">Git</text:p>
      <text:p text:style-name="P6">O Git guarda um conjunto de alterações nos arquivos através dos <text:span text:style-name="T2">Commits</text:span><text:span text:style-name="T6">. Os </text:span><text:span text:style-name="T2">Commits </text:span><text:span text:style-name="T6">são as unidades estruturais de <text:s/>cronograma de projeto. Podem ser considerados instantâneos ou marcos ao longo do cronograma de um projeto </text:span><text:span text:style-name="T2">Git. <text:s text:c="2"/></text:span><text:span text:style-name="T6">O conjunto desse commits criam um histórico de alterações em todo o projeto. Isso é útil, pois podemos ter um controle claro de todas as versões que o projeto viveu.</text:span></text:p>
      <text:p text:style-name="P4">GitHub</text:p>
      <text:p text:style-name="P7">GitHub <text:span text:style-name="T6">é uma plataforma onde hospedamos os Commits do Git, é um repositório DO Git. Lá podemos compartilhar nossos códigos e interagir com códigos de terceiros.</text:span></text:p>
      <text:p text:style-name="P7"><text:span text:style-name="T6"/></text:p>
      <text:p text:style-name="P4">Branch</text:p>
      <text:p text:style-name="P7">Branch <text:span text:style-name="T6">uma versão independente e editável de meu código. Dentre as Branchs que meu projeto pode ter, existe a </text:span>Branch Master<text:span text:style-name="T6">, que é a Branch principal do meu código, a “Oficial”, aquela que será lançada.</text:span></text:p>
      <text:p text:style-name="P5"><text:span text:style-name="T9">Merge</text:span></text:p>
      <text:p text:style-name="Standard"><text:span text:style-name="T3">Merge</text:span><text:span text:style-name="T7"> <text:s/>é quando unimos duas Branchs em uma só. </text:span><text:span text:style-name="T6"><text:s/></text:span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P11">Copy and Paste <text:line-break/>important things</text:p>
      <text:p text:style-name="P8"><text:span text:style-name="T11">Como tudo o que você vai fazer ao longo do curso (e muito provavelmente da sua vida profissional) irá ter como workspace principal o GitHub, é necessário estabelecer uma </text:span><text:span text:style-name="Strong_20_Emphasis"><text:span text:style-name="T12">ponte </text:span></text:span><text:span text:style-name="T11">entre o</text:span><text:span text:style-name="Strong_20_Emphasis"><text:span text:style-name="Emphasis"><text:span text:style-name="T12">Git</text:span></text:span></text:span><text:span text:style-name="T11">(local) e o GitHub (</text:span><text:span text:style-name="Emphasis"><text:span text:style-name="T13">remoto</text:span></text:span><text:span text:style-name="T11">), e sobretudo que essa ponte seja </text:span><text:span text:style-name="Strong_20_Emphasis"><text:span text:style-name="T12">segura.</text:span></text:span></text:p>
      <text:p text:style-name="P1"><text:span text:style-name="Strong_20_Emphasis"><text:span text:style-name="T12">É aí que entra o processo de </text:span></text:span><text:span text:style-name="Strong_20_Emphasis"><text:span text:style-name="Emphasis"><text:span text:style-name="T12">autenticação </text:span></text:span></text:span><text:span text:style-name="Strong_20_Emphasis"><text:span text:style-name="T12">do GitHub, que lhe permitirá, ao mesmo tempo, proteger suas informações pessoais e mandar comandos para o GitHub diretamente pelo seu terminal!</text:span></text:span></text:p>
      <text:p text:style-name="P2">Quando esse processo é feito, você informa ao sistema remoto que é para utilizar as credenciais da sua conta ao executar algum comando do git e, ao mesmo tempo, comprova para o GitHub que você é exatamente quem diz que é.</text:p>
      <text:p text:style-name="P2"/>
      <text:p text:style-name="P2"/>
      <text:p text:style-name="Title"><text:soft-page-break/>Autenticar via SSH ou HTTPS?</text:p>
      <text:p text:style-name="Standard">Existem duas formas pelas quais você pode acessar o GitHub pelo terminal: HTTPS (Hypertext Transfer Protocol Secure) e SSH (Secure Shell). Ambas as formas são válidas, mas possuem algumas diferenças entre si:</text:p>
      <text:list xml:id="list3755958218" text:style-name="L2">
        <text:list-item>
          <text:p text:style-name="P9"><text:span text:style-name="Strong_20_Emphasis"><text:span text:style-name="T4">SSH</text:span></text:span><text:span text:style-name="T14">ou</text:span><text:span text:style-name="Strong_20_Emphasis"><text:span text:style-name="Emphasis"><text:span text:style-name="T5">S</text:span></text:span></text:span><text:span text:style-name="Strong_20_Emphasis"><text:span text:style-name="Emphasis"><text:span text:style-name="T4">ecure Shell</text:span></text:span></text:span><text:span text:style-name="T14">: é um protocolo de criptografia de rede que serve para transferir dados de forma segura mesmo em redes inseguras. Usando o protocolo SSH, você pode se conectar ao GitHub sem precisar digitar seu nome e chave de acesso pessoal a cada comando executado.</text:span></text:p>
        </text:list-item>
        <text:list-item>
          <text:p text:style-name="P9"><text:span text:style-name="Strong_20_Emphasis"><text:span text:style-name="T5">HTTPS</text:span></text:span><text:span text:style-name="T14">ou</text:span><text:span text:style-name="Strong_20_Emphasis"><text:span text:style-name="Emphasis"><text:span text:style-name="T5">Hypertext Transfer Protocol Secure</text:span></text:span></text:span><text:span text:style-name="T14">: </text:span>é uma extensão do protocolo de internet HTTP (<text:span text:style-name="Emphasis">você verá mais sobre esse protocolo no dia de conteúdo que trata sobre internet!</text:span>) que utiliza certificados digitais para autenticar os dados e permitir que eles sejam cripografados de forma segura.</text:p>
        </text:list-item>
      </text:list>
      <text:p text:style-name="Standard"><text:span text:style-name="T14">No caso do HTTPS, você precisará criar um token de acesso pessoal para usar no lugar da sua senha quando ela for pedida. Para entender melhor, veja o passo a passo na </text:span><text:a xlink:type="simple" xlink:href="https://docs.github.com/pt/github/authenticating-to-github/keeping-your-account-and-data-secure/creating-a-personal-access-token" office:target-frame-name="_blank" xlink:show="new" text:style-name="Internet_20_link" text:visited-style-name="Visited_20_Internet_20_Link"><text:span text:style-name="T15">documentação do GitHub.</text:span></text:a><text:span text:style-name="T14">No entanto, recomendamos o uso do SSH.</text:span></text:p>
      <text:p text:style-name="Standard"><text:span text:style-name="T14">Como o SSH nos permite pular a etapa de digitar login e senha do GitHub a cada comando (e ao longo do curso serão</text:span><text:span text:style-name="Emphasis"><text:span text:style-name="T14">muuuuuuuuitos </text:span></text:span><text:span text:style-name="Emphasis"><text:span text:style-name="T10">c</text:span></text:span><text:span text:style-name="T14">omandos), iremos utilizar o SSH como modelo padrão de autenticação. Para isso você deverá seguir alguns passos, mas não se assuste: é mais simples do que parece! </text:span></text:p>
      <text:p text:style-name="Horizontal_20_Line"/>
      <text:p text:style-name="Text_20_body"><text:line-break/></text:p>
      <text:p text:style-name="P8"><text:span text:style-name="Strong_20_Emphasis"><text:span text:style-name="T1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1" svg:font-family="Verdana, Arial, \, 'Helvetica Neue', '&quot;, Helvetica,', sans-serif, 'font-size: 16px'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Verdana2" svg:font-family="Verdana, Arial, \, 'Helvetica Neue', '&quot;, Helvetica,', sans-serif, 'font-size: 16px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6T13:16:38.085970980</meta:creation-date>
    <meta:editing-duration>PT3H43M56S</meta:editing-duration>
    <meta:editing-cycles>2</meta:editing-cycles>
    <meta:generator>LibreOffice/6.4.7.2$Linux_X86_64 LibreOffice_project/40$Build-2</meta:generator>
    <dc:date>2021-11-16T17:31:22.476080550</dc:date>
    <meta:document-statistic meta:table-count="0" meta:image-count="0" meta:object-count="0" meta:page-count="2" meta:paragraph-count="20" meta:word-count="481" meta:character-count="2840" meta:non-whitespace-character-count="2371"/>
  </office:meta>
</office:document-meta>
</file>